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 svg:panose-1="5 1 0 0 0 0 0 0 0 0"/>
    <style:font-face style:name="Aptos Display" svg:font-family="Aptos Display" style:font-family-generic="roman"/>
    <style:font-face style:name="Aptos" svg:font-family="Aptos" style:font-family-generic="roman"/>
  </office:font-face-decl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6">
      <text:list-level-style-number text:level="1" style:num-suffix="." style:num-list-format-name="NLF0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17">
      <text:list-level-style-number text:level="1" style:num-suffix="." style:num-list-format-name="NLF0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18">
      <text:list-level-style-bullet text:level="1" text:style-name="WW_CharLFO1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" style:parent-style-name="Textbody" style:family="paragraph"/>
    <style:style style:name="P5" style:parent-style-name="Textbody" style:family="paragraph"/>
    <style:style style:name="P6" style:parent-style-name="Textbody" style:family="paragraph"/>
    <style:style style:name="P7" style:parent-style-name="Textbody" style:family="paragraph"/>
    <style:style style:name="P8" style:parent-style-name="Textbody" style:family="paragraph"/>
    <style:style style:name="P9" style:parent-style-name="Textbody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" style:parent-style-name="Textbody" style:family="paragraph">
      <style:text-properties fo:font-weight="bold" style:font-weight-asian="bold" style:font-weight-complex="bold"/>
    </style:style>
    <style:style style:name="P11" style:parent-style-name="Textbody" style:family="paragraph">
      <style:text-properties fo:font-weight="bold" style:font-weight-asian="bold" style:font-weight-complex="bold"/>
    </style:style>
    <style:style style:name="P12" style:parent-style-name="Textbody" style:family="paragraph">
      <style:text-properties fo:font-weight="bold" style:font-weight-asian="bold" style:font-weight-complex="bold"/>
    </style:style>
    <style:style style:name="P13" style:parent-style-name="Textbody" style:family="paragraph">
      <style:text-properties fo:font-weight="bold" style:font-weight-asian="bold" style:font-weight-complex="bold"/>
    </style:style>
    <style:style style:name="P14" style:parent-style-name="Textbody" style:family="paragraph">
      <style:paragraph-properties fo:break-before="page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5" style:parent-style-name="DefaultParagraphFont" style:family="text">
      <style:text-properties fo:font-weight="bold" style:font-weight-asian="bold" style:font-weight-complex="bold"/>
    </style:style>
    <style:style style:name="T16" style:parent-style-name="DefaultParagraphFont" style:family="text">
      <style:text-properties fo:font-weight="bold" style:font-weight-asian="bold" style:font-weight-complex="bold"/>
    </style:style>
    <style:style style:name="T17" style:parent-style-name="DefaultParagraphFont" style:family="text">
      <style:text-properties fo:font-weight="bold" style:font-weight-asian="bold" style:font-weight-complex="bold"/>
    </style:style>
    <style:style style:name="T18" style:parent-style-name="DefaultParagraphFont" style:family="text">
      <style:text-properties fo:font-weight="bold" style:font-weight-asian="bold" style:font-weight-complex="bold"/>
    </style:style>
    <style:style style:name="T19" style:parent-style-name="DefaultParagraphFont" style:family="text">
      <style:text-properties fo:font-weight="bold" style:font-weight-asian="bold" style:font-weight-complex="bold"/>
    </style:style>
    <style:style style:name="T20" style:parent-style-name="DefaultParagraphFont" style:family="text">
      <style:text-properties fo:font-weight="bold" style:font-weight-asian="bold" style:font-weight-complex="bold"/>
    </style:style>
    <style:style style:name="P21" style:parent-style-name="Textbody" style:family="paragraph">
      <style:paragraph-properties fo:break-before="page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2" style:parent-style-name="Textbody" style:family="paragraph"/>
    <style:style style:name="P23" style:parent-style-name="Textbody" style:family="paragraph"/>
    <style:style style:name="P24" style:parent-style-name="Textbody" style:family="paragraph"/>
    <style:style style:name="P25" style:parent-style-name="PreformattedText" style:family="paragraph">
      <style:paragraph-properties fo:margin-bottom="0.1965in"/>
    </style:style>
    <style:style style:name="P26" style:parent-style-name="Textbody" style:family="paragraph"/>
    <style:style style:name="P27" style:parent-style-name="Textbody" style:family="paragraph"/>
    <style:style style:name="P28" style:parent-style-name="Textbody" style:family="paragraph"/>
    <style:style style:name="P29" style:parent-style-name="PreformattedText" style:family="paragraph">
      <style:paragraph-properties fo:margin-bottom="0.1965in"/>
    </style:style>
    <style:style style:name="P30" style:parent-style-name="Textbody" style:family="paragraph"/>
    <style:style style:name="P31" style:parent-style-name="Textbody" style:family="paragraph"/>
    <style:style style:name="P32" style:parent-style-name="Textbody" style:family="paragraph"/>
    <style:style style:name="P33" style:parent-style-name="Textbody" style:family="paragraph"/>
    <style:style style:name="P34" style:parent-style-name="Textbody" style:family="paragraph"/>
    <style:style style:name="P35" style:parent-style-name="PreformattedText" style:family="paragraph">
      <style:paragraph-properties fo:margin-bottom="0.1965in"/>
    </style:style>
    <style:style style:name="P36" style:parent-style-name="Textbody" style:family="paragraph"/>
    <style:style style:name="P37" style:parent-style-name="Textbody" style:family="paragraph"/>
    <style:style style:name="P38" style:parent-style-name="PreformattedText" style:family="paragraph">
      <style:paragraph-properties fo:margin-bottom="0.1965in"/>
    </style:style>
    <style:style style:name="P39" style:parent-style-name="Textbody" style:family="paragraph"/>
    <style:style style:name="P40" style:parent-style-name="Textbody" style:family="paragraph"/>
    <style:style style:name="P41" style:parent-style-name="Textbody" style:family="paragraph"/>
    <style:style style:name="P42" style:parent-style-name="Textbody" style:family="paragraph"/>
    <style:style style:name="P43" style:parent-style-name="Textbody" style:family="paragraph">
      <style:text-properties fo:language="es" fo:country="ES"/>
    </style:style>
    <style:style style:name="P44" style:parent-style-name="Textbody" style:family="paragraph">
      <style:text-properties fo:language="es" fo:country="ES"/>
    </style:style>
    <style:style style:name="T45" style:parent-style-name="DefaultParagraphFont" style:family="text">
      <style:text-properties fo:language="es" fo:country="ES"/>
    </style:style>
    <style:style style:name="T46" style:parent-style-name="DefaultParagraphFont" style:family="text">
      <style:text-properties fo:font-weight="bold" style:font-weight-asian="bold" style:font-weight-complex="bold" fo:language="es" fo:country="ES"/>
    </style:style>
    <style:style style:name="P47" style:parent-style-name="HorizontalLine" style:family="paragraph">
      <style:text-properties fo:language="es" fo:country="ES"/>
    </style:style>
    <style:style style:name="P48" style:parent-style-name="PreformattedText" style:family="paragraph">
      <style:paragraph-properties fo:margin-bottom="0.1965in"/>
    </style:style>
    <style:style style:name="P49" style:parent-style-name="Textbody" style:family="paragraph"/>
    <style:style style:name="P50" style:parent-style-name="Textbody" style:family="paragraph"/>
    <style:style style:name="P51" style:parent-style-name="PreformattedText" style:family="paragraph">
      <style:paragraph-properties fo:margin-bottom="0.1965in"/>
    </style:style>
    <style:style style:name="P52" style:parent-style-name="Textbody" style:family="paragraph"/>
    <style:style style:name="P53" style:parent-style-name="Textbody" style:family="paragraph"/>
    <style:style style:name="P54" style:parent-style-name="PreformattedText" style:family="paragraph">
      <style:paragraph-properties fo:margin-bottom="0.1965in"/>
    </style:style>
    <style:style style:name="P55" style:parent-style-name="Textbody" style:family="paragraph"/>
    <style:style style:name="P56" style:parent-style-name="Textbody" style:family="paragraph"/>
    <style:style style:name="P57" style:parent-style-name="PreformattedText" style:family="paragraph">
      <style:paragraph-properties fo:margin-bottom="0.1965in"/>
    </style:style>
    <style:style style:name="P58" style:parent-style-name="Textbody" style:family="paragraph"/>
    <style:style style:name="P59" style:parent-style-name="Textbody" style:family="paragraph"/>
    <style:style style:name="P60" style:parent-style-name="PreformattedText" style:family="paragraph">
      <style:paragraph-properties fo:margin-bottom="0.1965in"/>
    </style:style>
    <style:style style:name="P61" style:parent-style-name="Textbody" style:family="paragraph"/>
    <style:style style:name="P62" style:parent-style-name="Textbody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63" style:parent-style-name="Textbody" style:family="paragraph">
      <style:paragraph-properties fo:break-before="page" fo:text-align="center"/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64" style:parent-style-name="PreformattedText" style:family="paragraph">
      <style:paragraph-properties fo:margin-bottom="0.1965in"/>
    </style:style>
    <style:style style:name="T65" style:parent-style-name="SourceText" style:family="text">
      <style:text-properties fo:color="#C9211E"/>
    </style:style>
    <style:style style:name="P66" style:parent-style-name="Textbody" style:family="paragraph"/>
    <style:style style:name="P67" style:parent-style-name="Textbody" style:family="paragraph"/>
    <style:style style:name="P68" style:parent-style-name="Textbody" style:family="paragraph"/>
    <style:style style:name="P69" style:parent-style-name="Textbody" style:family="paragraph"/>
    <style:style style:name="P70" style:parent-style-name="PreformattedText" style:family="paragraph">
      <style:paragraph-properties fo:margin-bottom="0.1965in"/>
    </style:style>
    <style:style style:name="P71" style:parent-style-name="Textbody" style:family="paragraph"/>
    <style:style style:name="P72" style:parent-style-name="Textbody" style:family="paragraph"/>
    <style:style style:name="TableColumn74" style:family="table-column">
      <style:table-column-properties style:column-width="1.4687in" style:use-optimal-column-width="false"/>
    </style:style>
    <style:style style:name="TableColumn75" style:family="table-column">
      <style:table-column-properties style:column-width="5.2243in" style:use-optimal-column-width="false"/>
    </style:style>
    <style:style style:name="Table73" style:family="table">
      <style:table-properties style:width="6.693in" fo:margin-left="0in" table:align="lef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8" style:parent-style-name="Textbody" style:family="paragraph"/>
    <style:style style:name="P89" style:parent-style-name="Textbody" style:family="paragraph"/>
    <style:style style:name="P90" style:parent-style-name="PreformattedText" style:family="paragraph">
      <style:paragraph-properties fo:margin-bottom="0.1965in"/>
    </style:style>
    <style:style style:name="P91" style:parent-style-name="PreformattedText" style:family="paragraph">
      <style:paragraph-properties fo:margin-bottom="0.1965in"/>
    </style:style>
    <style:style style:name="T92" style:parent-style-name="DefaultParagraphFont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93" style:parent-style-name="DefaultParagraphFont" style:family="text">
      <style:text-properties fo:font-weight="bold" style:font-weight-asian="bold" style:font-weight-complex="bold" fo:color="#C9211E" fo:font-size="14pt" style:font-size-asian="14pt" style:font-size-complex="14pt" style:text-underline-type="single" style:text-underline-style="solid" style:text-underline-width="auto" style:text-underline-mode="continuous"/>
    </style:style>
    <style:style style:name="T94" style:parent-style-name="DefaultParagraphFont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95" style:parent-style-name="DefaultParagraphFont" style:family="text">
      <style:text-properties fo:font-weight="bold" style:font-weight-asian="bold" style:font-weight-complex="bold" fo:color="#C9211E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olumn97" style:family="table-column">
      <style:table-column-properties style:column-width="2.7868in" style:use-optimal-column-width="false"/>
    </style:style>
    <style:style style:name="TableColumn98" style:family="table-column">
      <style:table-column-properties style:column-width="1.502in" style:use-optimal-column-width="false"/>
    </style:style>
    <style:style style:name="TableColumn99" style:family="table-column">
      <style:table-column-properties style:column-width="0.9194in" style:use-optimal-column-width="false"/>
    </style:style>
    <style:style style:name="TableColumn100" style:family="table-column">
      <style:table-column-properties style:column-width="1.4847in" style:use-optimal-column-width="false"/>
    </style:style>
    <style:style style:name="Table96" style:family="table">
      <style:table-properties style:width="6.693in" fo:margin-left="0in" table:align="center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Cell103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Cell104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Cell105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Cell108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Cell109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Cell110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Cell113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Cell114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Cell115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116" style:parent-style-name="Textbody" style:family="paragraph"/>
    <style:style style:name="P117" style:parent-style-name="Textbody" style:family="paragraph"/>
    <style:style style:name="P118" style:parent-style-name="Textbody" style:family="paragraph"/>
    <style:style style:name="P119" style:parent-style-name="Textbody" style:family="paragraph"/>
    <style:style style:name="P120" style:parent-style-name="Textbody" style:family="paragraph"/>
    <style:style style:name="P121" style:parent-style-name="Textbody" style:family="paragraph"/>
    <style:style style:name="P122" style:parent-style-name="Textbody" style:family="paragraph"/>
    <style:style style:name="P123" style:parent-style-name="Textbody" style:family="paragraph"/>
    <style:style style:name="P124" style:parent-style-name="Textbody" style:family="paragraph"/>
    <style:style style:name="P125" style:parent-style-name="Textbody" style:family="paragraph"/>
  </office:automatic-styles>
  <office:body>
    <office:text text:use-soft-page-breaks="true">
      <text:p text:style-name="P1">fractol – notes</text:p>
      <text:p text:style-name="Standard"/>
      <text:p text:style-name="P2">Makefile</text:p>
      <text:p text:style-name="Standard"/>
      <text:p text:style-name="P3">-I. -I$(MLX_DIR)</text:p>
      <text:p text:style-name="Standard"/>
      <text:p text:style-name="Textbody">Breakdown:</text:p>
      <text:list text:style-name="LFO1" text:continue-numbering="true">
        <text:list-item>
          <text:p text:style-name="P4">tells the compiler where to look for header files (.h) during compilation.</text:p>
        </text:list-item>
      </text:list>
      <text:p text:style-name="Textbody"/>
      <text:list text:style-name="LFO1" text:continue-numbering="true">
        <text:list-item>
          <text:p text:style-name="P5">-I. → "Include the current directory (.) when searching for headers."</text:p>
        </text:list-item>
        <text:list-item>
          <text:p text:style-name="P6">Useful if you have #include<text:s/>"fractol.h" or any custom headers in your project root.</text:p>
        </text:list-item>
      </text:list>
      <text:p text:style-name="Textbody"/>
      <text:list text:style-name="LFO1" text:continue-numbering="true">
        <text:list-item>
          <text:p text:style-name="P7">-I$(MLX_DIR) → "Also look inside the minilibx-linux directory for headers."</text:p>
        </text:list-item>
        <text:list-item>
          <text:p text:style-name="P8">Needed because mlx.h is inside that folder, and you'll do #include "mlx.h" either directly or via fractol.h.</text:p>
        </text:list-item>
      </text:list>
      <text:p text:style-name="Textbody"/>
      <text:p text:style-name="P9">-lXext -lX11 -lm -lz</text:p>
      <text:p text:style-name="P10">-lX11</text:p>
      <text:p text:style-name="Textbody">Links to Xlib, the core library for interacting with the X Window System (your display server on Linux).</text:p>
      <text:p text:style-name="Textbody">Used for: Opening windows, Receiving input &amp; Drawing graphics.</text:p>
      <text:p text:style-name="Textbody">Required by MiniLibX to create and manage windows.</text:p>
      <text:p text:style-name="P11">-lXext</text:p>
      <text:p text:style-name="Textbody">Links to X11<text:s/>extensions, providing additional capabilities like hardware acceleration and advanced image handling.</text:p>
      <text:p text:style-name="Textbody">Used internally by MLX to access optional X11 features.</text:p>
      <text:p text:style-name="P12">-lm</text:p>
      <text:p text:style-name="Textbody">Links to the math library (libm.a), which includes functions like: sin, cos, sqrt, pow, etc.</text:p>
      <text:p text:style-name="Textbody">You’ll need this if you’re doing any fractal math.</text:p>
      <text:p text:style-name="P13">-lz</text:p>
      <text:p text:style-name="Textbody">Links to zlib, a compression library.</text:p>
      <text:p text:style-name="Textbody">Used by X11 for things like compressed image handling (used indirectly through MLX in some versions).</text:p>
      <text:p text:style-name="Textbody"/>
      <text:p text:style-name="Textbody"/>
      <text:soft-page-break/>
      <text:p text:style-name="P14">.PHONY: all clean fclean re $(LIBFT) $(MLX)</text:p>
      <text:p text:style-name="Textbody">What .PHONY means:</text:p>
      <text:p text:style-name="Textbody">It tells make: “These names are not real files. They are just targets (commands), so always execute them when called.”</text:p>
      <text:p text:style-name="Textbody">Why it matters: If you ever had a file or folder named clean or libft.a, make might skip the rule, thinking the target is<text:s/>already up to date.</text:p>
      <text:p text:style-name="Textbody">What each part does:</text:p>
      <text:p text:style-name="Textbody"><text:span text:style-name="T15">all</text:span><text:tab/><text:tab/>Ensure it always runs when called</text:p>
      <text:p text:style-name="Textbody"><text:span text:style-name="T16">clean</text:span><text:tab/><text:tab/>Prevent conflict with any file named clean</text:p>
      <text:p text:style-name="Textbody"><text:span text:style-name="T17">fclean</text:span><text:tab/><text:tab/>Same as above</text:p>
      <text:p text:style-name="Textbody"><text:span text:style-name="T18">re</text:span><text:tab/><text:tab/>Always runs clean + all</text:p>
      <text:p text:style-name="Textbody"><text:span text:style-name="T19">$(LIBFT)</text:span><text:tab/>Force make -C libft to run, even if libft.a exists</text:p>
      <text:p text:style-name="Textbody"><text:span text:style-name="T20">$(MLX)</text:span><text:tab/>Same for minilibx-linux, ensures it runs make -C</text:p>
      <text:p text:style-name="Textbody"/>
      <text:p text:style-name="Textbody"/>
      <text:soft-page-break/>
      <text:p text:style-name="P21">Main minilibx functions needed for fractol:</text:p>
      <text:p text:style-name="Textbody"/>
      <text:p text:style-name="Textbody">Here’s a<text:s/><text:span text:style-name="StrongEmphasis">focused list of the key MiniLibX functions</text:span><text:s/>you'll likely use for<text:s/><text:span text:style-name="SourceText">fract-ol</text:span>, along with:</text:p>
      <text:list text:style-name="LFO2" text:continue-numbering="true">
        <text:list-item>
          <text:p text:style-name="P22"><text:span text:style-name="StrongEmphasis">Prototypes</text:span></text:p>
        </text:list-item>
        <text:list-item>
          <text:p text:style-name="P23"><text:span text:style-name="StrongEmphasis">What they do</text:span></text:p>
        </text:list-item>
        <text:list-item>
          <text:p text:style-name="P24"><text:span text:style-name="StrongEmphasis">What their arguments mean</text:span></text:p>
        </text:list-item>
      </text:list>
      <text:p text:style-name="HorizontalLine"/>
      <text:h text:style-name="Heading3" text:outline-level="3">🟢<text:s/>1.<text:s/><text:span text:style-name="SourceText">mlx_init</text:span></text:h>
      <text:p text:style-name="PreformattedText"/>
      <text:p text:style-name="P25"><text:span text:style-name="SourceText">void *mlx_init(void);</text:span></text:p>
      <text:list text:style-name="LFO3" text:continue-numbering="true">
        <text:list-item>
          <text:p text:style-name="P26"><text:span text:style-name="StrongEmphasis">What it does:</text:span><text:s/>Initializes MLX and opens a connection to the display (X11).</text:p>
        </text:list-item>
        <text:list-item>
          <text:p text:style-name="P27"><text:span text:style-name="StrongEmphasis">Returns:</text:span><text:s/>A pointer to the MLX instance (you’ll pass it to most other functions).</text:p>
        </text:list-item>
        <text:list-item>
          <text:p text:style-name="P28"><text:span text:style-name="StrongEmphasis">Always call this first</text:span>.</text:p>
        </text:list-item>
      </text:list>
      <text:p text:style-name="HorizontalLine"/>
      <text:h text:style-name="Heading3" text:outline-level="3">🟢<text:s/>2.<text:s/><text:span text:style-name="SourceText">mlx_new_window</text:span></text:h>
      <text:p text:style-name="PreformattedText"/>
      <text:p text:style-name="P29"><text:span text:style-name="SourceText">void *mlx_new_window(void *mlx_ptr, int width, int height, char *title);</text:span></text:p>
      <text:list text:style-name="LFO4" text:continue-numbering="true">
        <text:list-item>
          <text:p text:style-name="P30"><text:span text:style-name="StrongEmphasis">Creates a new window</text:span>.</text:p>
        </text:list-item>
        <text:list-item>
          <text:p text:style-name="P31"><text:span text:style-name="SourceText">mlx_ptr</text:span>: result from<text:s/><text:span text:style-name="SourceText">mlx_init</text:span></text:p>
        </text:list-item>
        <text:list-item>
          <text:p text:style-name="P32"><text:span text:style-name="SourceText">width</text:span>,<text:s/><text:span text:style-name="SourceText">height</text:span>: in pixels</text:p>
        </text:list-item>
        <text:list-item>
          <text:p text:style-name="P33"><text:span text:style-name="SourceText">title</text:span>: window name</text:p>
        </text:list-item>
        <text:list-item>
          <text:p text:style-name="P34"><text:span text:style-name="StrongEmphasis">Returns:</text:span><text:s/>pointer to the window</text:p>
        </text:list-item>
      </text:list>
      <text:p text:style-name="HorizontalLine"/>
      <text:h text:style-name="Heading3" text:outline-level="3">🟢<text:s/>3.<text:s/><text:span text:style-name="SourceText">mlx_new_image</text:span></text:h>
      <text:p text:style-name="PreformattedText"/>
      <text:p text:style-name="P35"><text:span text:style-name="SourceText">void *mlx_new_image(void *mlx_ptr, int width, int height);</text:span></text:p>
      <text:list text:style-name="LFO5" text:continue-numbering="true">
        <text:list-item>
          <text:p text:style-name="P36"><text:span text:style-name="StrongEmphasis">Creates an image buffer</text:span><text:s/>in memory where you can draw pixels.</text:p>
        </text:list-item>
        <text:list-item>
          <text:p text:style-name="P37"><text:span text:style-name="StrongEmphasis">Why it’s better than<text:s/></text:span><text:span text:style-name="SourceText">mlx_pixel_put</text:span>: it's faster because you're drawing off-screen.</text:p>
        </text:list-item>
      </text:list>
      <text:p text:style-name="HorizontalLine"/>
      <text:h text:style-name="Heading3" text:outline-level="3">🟢<text:s/>4.<text:s/><text:span text:style-name="SourceText">mlx_get_data_addr</text:span></text:h>
      <text:p text:style-name="PreformattedText"/>
      <text:p text:style-name="P38"><text:span text:style-name="SourceText">char *mlx_get_data_addr(void *img_ptr, int *bits_per_pixel, int *line_length, int<text:s/></text:span><text:span text:style-name="SourceText">*endian);</text:span></text:p>
      <text:soft-page-break/>
      <text:list text:style-name="LFO6" text:continue-numbering="true">
        <text:list-item>
          <text:p text:style-name="P39">Gets access to the<text:s/><text:span text:style-name="StrongEmphasis">raw memory</text:span><text:s/>of the image so you can write pixels directly.</text:p>
        </text:list-item>
        <text:list-item>
          <text:p text:style-name="P40"><text:span text:style-name="SourceText">bits_per_pixel</text:span>: usually 32</text:p>
        </text:list-item>
        <text:list-item>
          <text:p text:style-name="P41"><text:span text:style-name="SourceText">line_length</text:span>: number of bytes in a row (can be more than width * 4)</text:p>
        </text:list-item>
        <text:list-item>
          <text:p text:style-name="P42"><text:span text:style-name="SourceText">endian</text:span>: 0 = little, 1 = big (you don’t need to use it unless you want cross-arch behavior).</text:p>
        </text:list-item>
      </text:list>
      <text:p text:style-name="P43">“Raw memory” es simplemente el bloque contiguo de bytes en el que MLX guarda los datos de la imagen (el “framebuffer”). Cuando haces</text:p>
      <text:p text:style-name="P44">data_address = mlx_get_data_addr(…);</text:p>
      <text:p text:style-name="Textbody"><text:span text:style-name="T45">data_address apunta al primer byte de ese bloque. Ahí<text:s/></text:span><text:span text:style-name="T46">cada píxel ocupa bpp/8 bytes seguidos, y cada fila empieza a line_length bytes de la anterior. Al escribir directamente en ese arreglo de bytes estás manipulando la imagen “en crudo”, sin llamar a funciones extra por cada píxel.</text:span></text:p>
      <text:p text:style-name="P47"/>
      <text:h text:style-name="Heading3" text:outline-level="3">🟢<text:s/>5.<text:s/><text:span text:style-name="SourceText">mlx_put_image_to_window</text:span></text:h>
      <text:p text:style-name="PreformattedText"/>
      <text:p text:style-name="P48"><text:span text:style-name="SourceText">int mlx_put_image_to_window(void *mlx_ptr, void *win_ptr, void *img_ptr, int x, int y);</text:span></text:p>
      <text:list text:style-name="LFO7" text:continue-numbering="true">
        <text:list-item>
          <text:p text:style-name="P49"><text:span text:style-name="StrongEmphasis">Displays</text:span><text:s/>the image you’ve drawn in memory onto the window.</text:p>
        </text:list-item>
        <text:list-item>
          <text:p text:style-name="P50"><text:span text:style-name="SourceText">x</text:span>,<text:s/><text:span text:style-name="SourceText">y</text:span>: position where to place the image in the window (usually 0, 0)</text:p>
        </text:list-item>
      </text:list>
      <text:p text:style-name="HorizontalLine"/>
      <text:h text:style-name="Heading3" text:outline-level="3">🟢<text:s/>6.<text:s/><text:span text:style-name="SourceText">mlx_pixel_put</text:span><text:s/>(⚠️<text:s/>slow)</text:h>
      <text:p text:style-name="PreformattedText"/>
      <text:p text:style-name="P51"><text:span text:style-name="SourceText">int mlx_pixel_put(void *mlx_ptr, void *win_ptr, int x, int y, int color);</text:span></text:p>
      <text:list text:style-name="LFO8" text:continue-numbering="true">
        <text:list-item>
          <text:p text:style-name="P52">Puts<text:s/><text:span text:style-name="StrongEmphasis">a single pixel</text:span><text:s/>directly into the window.</text:p>
        </text:list-item>
        <text:list-item>
          <text:p text:style-name="P53"><text:span text:style-name="StrongEmphasis">Very slow</text:span><text:s/>— use it only for testing.</text:p>
        </text:list-item>
      </text:list>
      <text:p text:style-name="HorizontalLine"/>
      <text:h text:style-name="Heading3" text:outline-level="3">🟢<text:s/>7.<text:s/><text:span text:style-name="SourceText">mlx_loop</text:span></text:h>
      <text:p text:style-name="PreformattedText"/>
      <text:p text:style-name="P54"><text:span text:style-name="SourceText">int mlx_loop(void *mlx_ptr);</text:span></text:p>
      <text:list text:style-name="LFO9" text:continue-numbering="true">
        <text:list-item>
          <text:p text:style-name="P55">Starts the<text:s/><text:span text:style-name="StrongEmphasis">event loop</text:span><text:s/>and keeps the window open.</text:p>
        </text:list-item>
        <text:list-item>
          <text:p text:style-name="P56"><text:span text:style-name="StrongEmphasis">Blocks forever</text:span><text:s/>(like<text:s/><text:span text:style-name="SourceText">while (1)</text:span>), so make sure all drawing/setup happens before calling it.</text:p>
        </text:list-item>
      </text:list>
      <text:p text:style-name="HorizontalLine"/>
      <text:h text:style-name="Heading3" text:outline-level="3">🟢<text:s/>8.<text:s/><text:span text:style-name="SourceText">mlx_hook</text:span></text:h>
      <text:p text:style-name="PreformattedText"/>
      <text:p text:style-name="P57"><text:span text:style-name="SourceText">int mlx_hook(void *win_ptr, int event, int mask, int (*f)(), void *param);</text:span></text:p>
      <text:soft-page-break/>
      <text:list text:style-name="LFO10" text:continue-numbering="true">
        <text:list-item>
          <text:p text:style-name="P58">Registers a<text:s/><text:span text:style-name="StrongEmphasis">callback</text:span><text:s/>(your function) for a specific window event (like key press or mouse click).</text:p>
        </text:list-item>
        <text:list-item>
          <text:p text:style-name="P59">You’ll use this to add<text:s/><text:span text:style-name="StrongEmphasis">interactivity</text:span><text:s/>(exit on ESC, zoom, move, etc.).</text:p>
        </text:list-item>
      </text:list>
      <text:p text:style-name="HorizontalLine"/>
      <text:h text:style-name="Heading3" text:outline-level="3">🟢<text:s/>9.<text:s/><text:span text:style-name="SourceText">mlx_destroy_window</text:span></text:h>
      <text:p text:style-name="PreformattedText"/>
      <text:p text:style-name="P60"><text:span text:style-name="SourceText">int mlx_destroy_window(void *mlx_ptr, void *win_ptr);</text:span></text:p>
      <text:list text:style-name="LFO11" text:continue-numbering="true">
        <text:list-item>
          <text:p text:style-name="P61">Closes the window. You can call this in a keypress or exit function.</text:p>
        </text:list-item>
      </text:list>
      <text:p text:style-name="Textbody"/>
      <text:p text:style-name="P62"/>
      <text:soft-page-break/>
      <text:p text:style-name="P63">More in-depth<text:s/>explanations</text:p>
      <text:p text:style-name="P64"><text:span text:style-name="SourceText">char<text:s/></text:span><text:span text:style-name="T65">*mlx_get_data_addr</text:span><text:span text:style-name="SourceText">(void *img_ptr, int *bits_per_pixel, int *line_length, int *endian);</text:span></text:p>
      <text:h text:style-name="Heading3" text:outline-level="3">🧠<text:s/>Purpose:</text:h>
      <text:p text:style-name="Textbody">Gives you<text:s/><text:span text:style-name="StrongEmphasis">direct access to the raw memory buffer</text:span><text:s/>of an image created with<text:s/><text:span text:style-name="SourceText">mlx_new_image</text:span>, so you can draw pixels manually and efficiently.</text:p>
      <text:p text:style-name="HorizontalLine"/>
      <text:h text:style-name="Heading3" text:outline-level="3">✅<text:s/>How it works:</text:h>
      <text:list text:style-name="LFO12" text:continue-numbering="true">
        <text:list-item>
          <text:p text:style-name="P66">You pass it a pointer to the image (<text:span text:style-name="SourceText">img_ptr</text:span>).</text:p>
        </text:list-item>
        <text:list-item>
          <text:p text:style-name="P67">You also pass it<text:s/><text:span text:style-name="StrongEmphasis">addresses of three<text:s/></text:span><text:span text:style-name="SourceText">int</text:span><text:span text:style-name="StrongEmphasis"><text:s/>variables</text:span>.</text:p>
        </text:list-item>
        <text:list-item>
          <text:p text:style-name="P68">MLX fills those three values with details about how the image is stored in memory.</text:p>
        </text:list-item>
        <text:list-item>
          <text:p text:style-name="P69">It<text:s/><text:span text:style-name="StrongEmphasis">returns a pointer to the beginning of the image<text:s/></text:span><text:span text:style-name="StrongEmphasis">buffer</text:span>, where pixel data lives.</text:p>
        </text:list-item>
      </text:list>
      <text:p text:style-name="HorizontalLine"/>
      <text:h text:style-name="Heading3" text:outline-level="3">📦<text:s/>Return value:</text:h>
      <text:p text:style-name="P70"><text:span text:style-name="SourceText">char *addr;</text:span></text:p>
      <text:list text:style-name="LFO13" text:continue-numbering="true">
        <text:list-item>
          <text:p text:style-name="P71">This is the<text:s/><text:span text:style-name="StrongEmphasis">start of the image memory</text:span>.</text:p>
        </text:list-item>
        <text:list-item>
          <text:p text:style-name="P72">You use this pointer to write pixel values directly.</text:p>
        </text:list-item>
      </text:list>
      <text:p text:style-name="HorizontalLine"/>
      <text:h text:style-name="Heading3" text:outline-level="3">📥<text:s/>Arguments (all filled by MLX):</text:h>
      <table:table table:style-name="Table73">
        <table:table-columns>
          <table:table-column table:style-name="TableColumn74"/>
          <table:table-column table:style-name="TableColumn75"/>
        </table:table-columns>
        <table:table-header-rows>
          <table:table-row table:style-name="TableRow76">
            <table:table-cell table:style-name="TableCell77">
              <text:p text:style-name="TableHeading">Parameter</text:p>
            </table:table-cell>
            <table:table-cell table:style-name="TableCell78">
              <text:p text:style-name="TableHeading">Description</text:p>
            </table:table-cell>
          </table:table-row>
        </table:table-header-rows>
        <table:table-row table:style-name="TableRow79">
          <table:table-cell table:style-name="TableCell80">
            <text:p text:style-name="TableContents"><text:span text:style-name="SourceText">bits_per_pixel</text:span></text:p>
          </table:table-cell>
          <table:table-cell table:style-name="TableCell81">
            <text:p text:style-name="TableContents">How many bits each pixel uses (usually 32 → 4 bytes per pixel)</text:p>
          </table:table-cell>
        </table:table-row>
        <table:table-row table:style-name="TableRow82">
          <table:table-cell table:style-name="TableCell83">
            <text:p text:style-name="TableContents"><text:span text:style-name="SourceText">line_length</text:span></text:p>
          </table:table-cell>
          <table:table-cell table:style-name="TableCell84">
            <text:p text:style-name="TableContents">Number of<text:s/><text:span text:style-name="StrongEmphasis">bytes per row of pixels</text:span><text:s/>in memory (may be more than width × 4)</text:p>
          </table:table-cell>
        </table:table-row>
        <table:table-row table:style-name="TableRow85">
          <table:table-cell table:style-name="TableCell86">
            <text:p text:style-name="TableContents"><text:span text:style-name="SourceText">endian</text:span></text:p>
          </table:table-cell>
          <table:table-cell table:style-name="TableCell87">
            <text:p text:style-name="TableContents">Tells the<text:s/><text:span text:style-name="StrongEmphasis">byte order</text:span>: 0 = little-endian, 1 = big-endian</text:p>
          </table:table-cell>
        </table:table-row>
      </table:table>
      <text:p text:style-name="Textbody"/>
      <text:h text:style-name="Heading3" text:outline-level="3">🧮<text:s/>Why<text:s/><text:span text:style-name="SourceText">line_length</text:span><text:s/>matters:</text:h>
      <text:list text:style-name="LFO14" text:continue-numbering="true">
        <text:list-item>
          <text:p text:style-name="P88">You can’t assume<text:s/><text:span text:style-name="SourceText">line_length == width * 4</text:span><text:s/>because MLX may add<text:s/><text:span text:style-name="StrongEmphasis">padding</text:span>.</text:p>
        </text:list-item>
        <text:list-item>
          <text:p text:style-name="P89">Always calculate pixel positions like this:</text:p>
        </text:list-item>
      </text:list>
      <text:p text:style-name="PreformattedText"/>
      <text:p text:style-name="P90"><text:span text:style-name="SourceText">int offset = (y * line_length + x * (bits_per_pixel / 8));</text:span></text:p>
      <text:p text:style-name="Textbody">Then write color to that memory location:</text:p>
      <text:p text:style-name="P91"><text:span text:style-name="SourceText">*(unsigned int *)(addr + offset) = color;</text:span></text:p>
      <text:p text:style-name="HorizontalLine"/>
      <text:soft-page-break/>
      <text:h text:style-name="Heading3" text:outline-level="3">✅<text:s/>Summary:</text:h>
      <text:p text:style-name="Textbody"><text:span text:style-name="SourceText">mlx_get_data_addr</text:span><text:s/>is<text:s/>essential for<text:s/><text:span text:style-name="StrongEmphasis">efficient pixel drawing</text:span>.<text:line-break/>It returns the image’s memory pointer and fills out storage details. You use those details to correctly access and modify any pixel in the image buffer.</text:p>
      <text:p text:style-name="Textbody">Let me know if you want this wrapped as a utility<text:s/>function (<text:span text:style-name="SourceText">put_pixel()</text:span>) next.</text:p>
      <text:p text:style-name="Textbody"/>
      <text:p text:style-name="Textbody"><text:span text:style-name="T92">Difference between<text:s/></text:span><text:span text:style-name="T93">mlx_pixel_put</text:span><text:span text:style-name="T94"><text:s/>and<text:s/></text:span><text:span text:style-name="T95">mlx_new_image + mlx_get_data_addr</text:span><text:line-break/><text:line-break/>✅<text:s/>Key difference:<text:s/><text:span text:style-name="StrongEmphasis">Where the pixel is drawn</text:span></text:p>
      <table:table table:style-name="Table96">
        <table:table-columns>
          <table:table-column table:style-name="TableColumn97"/>
          <table:table-column table:style-name="TableColumn98"/>
          <table:table-column table:style-name="TableColumn99"/>
          <table:table-column table:style-name="TableColumn100"/>
        </table:table-columns>
        <table:table-header-rows>
          <table:table-row table:style-name="TableRow101">
            <table:table-cell table:style-name="TableCell102">
              <text:p text:style-name="TableHeading">Function</text:p>
            </table:table-cell>
            <table:table-cell table:style-name="TableCell103">
              <text:p text:style-name="TableHeading">Where it draws</text:p>
            </table:table-cell>
            <table:table-cell table:style-name="TableCell104">
              <text:p text:style-name="TableHeading">Speed</text:p>
            </table:table-cell>
            <table:table-cell table:style-name="TableCell105">
              <text:p text:style-name="TableHeading">Intended use</text:p>
            </table:table-cell>
          </table:table-row>
        </table:table-header-rows>
        <table:table-row table:style-name="TableRow106">
          <table:table-cell table:style-name="TableCell107">
            <text:p text:style-name="TableContents"><text:span text:style-name="SourceText">mlx_pixel_put</text:span></text:p>
          </table:table-cell>
          <table:table-cell table:style-name="TableCell108">
            <text:p text:style-name="TableContents"><text:span text:style-name="StrongEmphasis">Directly to the window</text:span></text:p>
          </table:table-cell>
          <table:table-cell table:style-name="TableCell109">
            <text:p text:style-name="TableContents">❌<text:s/>Very slow</text:p>
          </table:table-cell>
          <table:table-cell table:style-name="TableCell110">
            <text:p text:style-name="TableContents">For basic tests only</text:p>
          </table:table-cell>
        </table:table-row>
        <table:table-row table:style-name="TableRow111">
          <table:table-cell table:style-name="TableCell112">
            <text:p text:style-name="TableContents"><text:span text:style-name="SourceText">mlx_new_image</text:span><text:s/>+<text:s/><text:span text:style-name="SourceText">mlx_get_data_addr</text:span></text:p>
          </table:table-cell>
          <table:table-cell table:style-name="TableCell113">
            <text:p text:style-name="TableContents"><text:span text:style-name="StrongEmphasis">In memory, off-screen</text:span></text:p>
          </table:table-cell>
          <table:table-cell table:style-name="TableCell114">
            <text:p text:style-name="TableContents">✅<text:s/>Very fast</text:p>
          </table:table-cell>
          <table:table-cell table:style-name="TableCell115">
            <text:p text:style-name="TableContents">For real-time rendering</text:p>
          </table:table-cell>
        </table:table-row>
      </table:table>
      <text:p text:style-name="HorizontalLine"/>
      <text:h text:style-name="Heading3" text:outline-level="3">🧠<text:s/>Think of it like this:</text:h>
      <text:list text:style-name="LFO15" text:continue-numbering="true">
        <text:list-item>
          <text:p text:style-name="P116"><text:span text:style-name="SourceText">mlx_pixel_put</text:span><text:s/>is like painting pixels<text:s/><text:span text:style-name="StrongEmphasis">one-by-one directly on the glass</text:span><text:s/>— slow, because each call updates the screen<text:s/>immediately.</text:p>
        </text:list-item>
        <text:list-item>
          <text:p text:style-name="P117"><text:span text:style-name="SourceText">mlx_new_image</text:span><text:s/>creates a<text:s/><text:span text:style-name="StrongEmphasis">canvas in memory</text:span>. You can paint freely (as fast as RAM), and once you're done,<text:s/><text:span text:style-name="StrongEmphasis">show the whole image at once</text:span><text:s/>with<text:s/><text:span text:style-name="SourceText">mlx_put_image_to_window</text:span>.</text:p>
        </text:list-item>
      </text:list>
      <text:h text:style-name="Heading3" text:outline-level="3">🕘<text:s/>Why<text:s/><text:span text:style-name="SourceText">mlx_pixel_put</text:span><text:s/>is slow:</text:h>
      <text:p text:style-name="Textbody">Each call has to:</text:p>
      <text:list text:style-name="LFO16" text:continue-numbering="true">
        <text:list-item>
          <text:p text:style-name="P118">Talk to the X11 server</text:p>
        </text:list-item>
        <text:list-item>
          <text:p text:style-name="P119">Update the window</text:p>
        </text:list-item>
        <text:list-item>
          <text:p text:style-name="P120">Sync the screen</text:p>
        </text:list-item>
      </text:list>
      <text:p text:style-name="Textbody">Doing that per pixel = thousands of slow system calls.</text:p>
      <text:p text:style-name="HorizontalLine"/>
      <text:h text:style-name="Heading3" text:outline-level="3">🚀<text:s/>Why<text:s/><text:span text:style-name="SourceText">mlx_new_image</text:span><text:s/>is fast:</text:h>
      <text:list text:style-name="LFO17" text:continue-numbering="true">
        <text:list-item>
          <text:p text:style-name="P121">You write pixels in memory using raw access.</text:p>
        </text:list-item>
        <text:list-item>
          <text:p text:style-name="P122"><text:span text:style-name="StrongEmphasis">No drawing happens</text:span><text:s/>until you call<text:s/><text:span text:style-name="SourceText">mlx_put_image_to_window</text:span>.</text:p>
        </text:list-item>
        <text:list-item>
          <text:p text:style-name="P123">One system call, one image =<text:s/>efficient rendering.</text:p>
        </text:list-item>
      </text:list>
      <text:p text:style-name="HorizontalLine"/>
      <text:h text:style-name="Heading3" text:outline-level="3">✅<text:s/>Use case guide:</text:h>
      <text:list text:style-name="LFO18" text:continue-numbering="true">
        <text:list-item>
          <text:p text:style-name="P124">Just testing? →<text:s/><text:span text:style-name="SourceText">mlx_pixel_put</text:span></text:p>
        </text:list-item>
        <text:list-item>
          <text:p text:style-name="P125">Fractals, animations, full scenes? →<text:s/><text:span text:style-name="SourceText">mlx_new_image</text:span>,<text:s/><text:span text:style-name="SourceText">mlx_get_data_addr</text:span>,<text:s/><text:span text:style-name="SourceText">mlx_put_image_to_window</text:span></text:p>
        </text:list-item>
      </text:list>
      <text:p text:style-name="Textbody">Let me know if you want to now draw your first pixel with the memory method.</text:p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 svg:panose-1="5 1 0 0 0 0 0 0 0 0"/>
    <style:font-face style:name="Aptos Display" svg:font-family="Aptos Display" style:font-family-generic="roman"/>
    <style:font-face style:name="Aptos" svg:font-family="Aptos" style:font-family-generic="roman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DejaVu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style:font-name="Liberation Serif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SourceText" style:display-name="Source Text" style:family="text">
      <style:text-properties style:font-name="Liberation Mono" style:font-name-asian="Liberation Mono" style:font-name-complex="Liberation Mono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Emphasis" style:display-name="Emphasis" style:family="text">
      <style:text-properties fo:font-style="italic" style:font-style-asian="italic" style:font-style-complex="italic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style style:name="WW_CharLFO15LVL1" style:family="text">
      <style:text-properties style:font-name="OpenSymbol" style:font-name-asian="OpenSymbol" style:font-name-complex="OpenSymbol"/>
    </style:style>
    <style:style style:name="WW_CharLFO15LVL2" style:family="text">
      <style:text-properties style:font-name="OpenSymbol" style:font-name-asian="OpenSymbol" style:font-name-complex="OpenSymbol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style style:name="WW_CharLFO18LVL1" style:family="text">
      <style:text-properties style:font-name="OpenSymbol" style:font-name-asian="OpenSymbol" style:font-name-complex="OpenSymbol"/>
    </style:style>
    <style:style style:name="WW_CharLFO18LVL2" style:family="text">
      <style:text-properties style:font-name="OpenSymbol" style:font-name-asian="OpenSymbol" style:font-name-complex="OpenSymbol"/>
    </style:style>
    <style:style style:name="WW_CharLFO18LVL3" style:family="text">
      <style:text-properties style:font-name="OpenSymbol" style:font-name-asian="OpenSymbol" style:font-name-complex="OpenSymbol"/>
    </style:style>
    <style:style style:name="WW_CharLFO18LVL4" style:family="text">
      <style:text-properties style:font-name="OpenSymbol" style:font-name-asian="OpenSymbol" style:font-name-complex="OpenSymbol"/>
    </style:style>
    <style:style style:name="WW_CharLFO18LVL5" style:family="text">
      <style:text-properties style:font-name="OpenSymbol" style:font-name-asian="OpenSymbol" style:font-name-complex="OpenSymbol"/>
    </style:style>
    <style:style style:name="WW_CharLFO18LVL6" style:family="text">
      <style:text-properties style:font-name="OpenSymbol" style:font-name-asian="OpenSymbol" style:font-name-complex="OpenSymbol"/>
    </style:style>
    <style:style style:name="WW_CharLFO18LVL7" style:family="text">
      <style:text-properties style:font-name="OpenSymbol" style:font-name-asian="OpenSymbol" style:font-name-complex="OpenSymbol"/>
    </style:style>
    <style:style style:name="WW_CharLFO18LVL8" style:family="text">
      <style:text-properties style:font-name="OpenSymbol" style:font-name-asian="OpenSymbol" style:font-name-complex="OpenSymbol"/>
    </style:style>
    <style:style style:name="WW_CharLFO18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6">
      <text:list-level-style-number text:level="1" style:num-suffix="." style:num-list-format-name="NLF0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17">
      <text:list-level-style-number text:level="1" style:num-suffix="." style:num-list-format-name="NLF0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18">
      <text:list-level-style-bullet text:level="1" text:style-name="WW_CharLFO1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Dani RubberDuck</dc:creator>
    <meta:creation-date>2025-05-20T09:38:00Z</meta:creation-date>
    <dc:date>2025-05-21T15:35:00Z</dc:date>
    <meta:template xlink:href="Normal.dotm" xlink:type="simple"/>
    <meta:editing-cycles>32</meta:editing-cycles>
    <meta:editing-duration>PT9660S</meta:editing-duration>
    <meta:document-statistic meta:page-count="8" meta:paragraph-count="14" meta:word-count="1119" meta:character-count="7265" meta:row-count="51" meta:non-whitespace-character-count="6160"/>
  </office:meta>
</office:document-meta>
</file>